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554df" officeooo:paragraph-rsid="000554df"/>
    </style:style>
    <style:style style:name="P3" style:family="paragraph" style:parent-style-name="Standard">
      <style:text-properties fo:language="en" fo:country="US" officeooo:rsid="001d973c" officeooo:paragraph-rsid="001d973c"/>
    </style:style>
    <style:style style:name="P4" style:family="paragraph" style:parent-style-name="Standard">
      <style:text-properties fo:language="en" fo:country="US" officeooo:rsid="00230d5f" officeooo:paragraph-rsid="00230d5f"/>
    </style:style>
    <style:style style:name="P5" style:family="paragraph" style:parent-style-name="Standard">
      <style:text-properties fo:language="en" fo:country="US" officeooo:rsid="0026fd6e" officeooo:paragraph-rsid="0026fd6e"/>
    </style:style>
    <style:style style:name="P6" style:family="paragraph" style:parent-style-name="Standard" style:list-style-name="L1">
      <style:text-properties officeooo:paragraph-rsid="000554df"/>
    </style:style>
    <style:style style:name="P7" style:family="paragraph" style:parent-style-name="Standard" style:list-style-name="L1">
      <style:text-properties fo:language="en" fo:country="US" officeooo:rsid="000554df" officeooo:paragraph-rsid="000554df"/>
    </style:style>
    <style:style style:name="P8" style:family="paragraph" style:parent-style-name="Standard" style:list-style-name="L1">
      <style:text-properties fo:language="en" fo:country="US" officeooo:rsid="000554df" officeooo:paragraph-rsid="0018916e"/>
    </style:style>
    <style:style style:name="P9" style:family="paragraph" style:parent-style-name="Standard" style:list-style-name="L2">
      <style:text-properties fo:language="en" fo:country="US" officeooo:rsid="000554df" officeooo:paragraph-rsid="000554df"/>
    </style:style>
    <style:style style:name="P10" style:family="paragraph" style:parent-style-name="Standard">
      <style:text-properties fo:language="en" fo:country="US" fo:font-weight="normal" officeooo:rsid="000e9e9f" officeooo:paragraph-rsid="000554df" style:font-weight-asian="normal" style:font-weight-complex="normal"/>
    </style:style>
    <style:style style:name="P11" style:family="paragraph" style:parent-style-name="Standard" style:list-style-name="L3">
      <style:text-properties fo:language="en" fo:country="US" fo:font-weight="normal" officeooo:rsid="001d973c" officeooo:paragraph-rsid="001d973c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1d973c" officeooo:paragraph-rsid="001d973c" style:font-weight-asian="normal" style:font-weight-complex="normal"/>
    </style:style>
    <style:style style:name="P13" style:family="paragraph" style:parent-style-name="Standard" style:list-style-name="L3">
      <style:text-properties fo:language="en" fo:country="US" fo:font-weight="normal" officeooo:rsid="001f7925" officeooo:paragraph-rsid="001f7925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2158a4" officeooo:paragraph-rsid="002158a4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2496f3" officeooo:paragraph-rsid="002496f3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230d5f" officeooo:paragraph-rsid="00230d5f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2556d1" officeooo:paragraph-rsid="00230d5f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289e8d" officeooo:paragraph-rsid="00289e8d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29cfcc" officeooo:paragraph-rsid="0029cfc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2af33d" officeooo:paragraph-rsid="002af33d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2be6ba" officeooo:paragraph-rsid="002be6ba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2c6b19" officeooo:paragraph-rsid="002c6b19" style:font-weight-asian="normal" style:font-weight-complex="normal"/>
    </style:style>
    <style:style style:name="P23" style:family="paragraph" style:parent-style-name="Standard" style:list-style-name="L3">
      <style:text-properties fo:language="en" fo:country="US" officeooo:rsid="001d973c" officeooo:paragraph-rsid="001d973c"/>
    </style:style>
    <style:style style:name="T1" style:family="text">
      <style:text-properties fo:font-weight="bold" officeooo:rsid="0005782d" style:font-weight-asian="bold" style:font-weight-complex="bold"/>
    </style:style>
    <style:style style:name="T2" style:family="text">
      <style:text-properties fo:font-weight="bold" officeooo:rsid="000633d0" style:font-weight-asian="bold" style:font-weight-complex="bold"/>
    </style:style>
    <style:style style:name="T3" style:family="text">
      <style:text-properties fo:font-weight="bold" officeooo:rsid="000a20b0" style:font-weight-asian="bold" style:font-weight-complex="bold"/>
    </style:style>
    <style:style style:name="T4" style:family="text">
      <style:text-properties fo:font-weight="bold" officeooo:rsid="000bb95b" style:font-weight-asian="bold" style:font-weight-complex="bold"/>
    </style:style>
    <style:style style:name="T5" style:family="text">
      <style:text-properties fo:font-weight="bold" officeooo:rsid="000cf57e" style:font-weight-asian="bold" style:font-weight-complex="bold"/>
    </style:style>
    <style:style style:name="T6" style:family="text">
      <style:text-properties fo:font-weight="bold" officeooo:rsid="000e9e9f" style:font-weight-asian="bold" style:font-weight-complex="bold"/>
    </style:style>
    <style:style style:name="T7" style:family="text">
      <style:text-properties fo:font-weight="bold" officeooo:rsid="0010d3e6" style:font-weight-asian="bold" style:font-weight-complex="bold"/>
    </style:style>
    <style:style style:name="T8" style:family="text">
      <style:text-properties fo:font-weight="bold" officeooo:rsid="00126eea" style:font-weight-asian="bold" style:font-weight-complex="bold"/>
    </style:style>
    <style:style style:name="T9" style:family="text">
      <style:text-properties fo:font-weight="bold" officeooo:rsid="00141195" style:font-weight-asian="bold" style:font-weight-complex="bold"/>
    </style:style>
    <style:style style:name="T10" style:family="text">
      <style:text-properties fo:font-weight="bold" officeooo:rsid="0014f759" style:font-weight-asian="bold" style:font-weight-complex="bold"/>
    </style:style>
    <style:style style:name="T11" style:family="text">
      <style:text-properties fo:font-weight="bold" officeooo:rsid="0015fea2" style:font-weight-asian="bold" style:font-weight-complex="bold"/>
    </style:style>
    <style:style style:name="T12" style:family="text">
      <style:text-properties fo:font-weight="bold" officeooo:rsid="0017996e" style:font-weight-asian="bold" style:font-weight-complex="bold"/>
    </style:style>
    <style:style style:name="T13" style:family="text">
      <style:text-properties fo:font-weight="bold" officeooo:rsid="0018916e" style:font-weight-asian="bold" style:font-weight-complex="bold"/>
    </style:style>
    <style:style style:name="T14" style:family="text">
      <style:text-properties fo:font-weight="bold" officeooo:rsid="001d274e" style:font-weight-asian="bold" style:font-weight-complex="bold"/>
    </style:style>
    <style:style style:name="T15" style:family="text">
      <style:text-properties fo:language="en" fo:country="US" officeooo:rsid="000554df"/>
    </style:style>
    <style:style style:name="T16" style:family="text">
      <style:text-properties fo:language="en" fo:country="US" fo:font-weight="bold" officeooo:rsid="000633d0" style:font-weight-asian="bold" style:font-weight-complex="bold"/>
    </style:style>
    <style:style style:name="T17" style:family="text">
      <style:text-properties fo:language="en" fo:country="US" fo:font-weight="bold" officeooo:rsid="00107643" style:font-weight-asian="bold" style:font-weight-complex="bold"/>
    </style:style>
    <style:style style:name="T18" style:family="text">
      <style:text-properties fo:language="en" fo:country="US" fo:font-weight="bold" officeooo:rsid="0018c32a" style:font-weight-asian="bold" style:font-weight-complex="bold"/>
    </style:style>
    <style:style style:name="T19" style:family="text">
      <style:text-properties fo:language="en" fo:country="US" fo:font-weight="bold" officeooo:rsid="0019ac11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e9e9f" style:font-weight-asian="normal" style:font-weight-complex="normal"/>
    </style:style>
    <style:style style:name="T22" style:family="text">
      <style:text-properties fo:font-weight="normal" officeooo:rsid="001f7925" style:font-weight-asian="normal" style:font-weight-complex="normal"/>
    </style:style>
    <style:style style:name="T23" style:family="text">
      <style:text-properties fo:font-weight="normal" officeooo:rsid="002496f3" style:font-weight-asian="normal" style:font-weight-complex="normal"/>
    </style:style>
    <style:style style:name="T24" style:family="text">
      <style:text-properties fo:font-weight="normal" officeooo:rsid="002556d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brief introduction to the bash shell</text:p>
      <text:p text:style-name="P1"/>
      <text:p text:style-name="P2">Exercises</text:p>
      <text:p text:style-name="P2">Short answers</text:p>
      <text:p text:style-name="P2"/>
      <text:list xml:id="list2741311730" text:style-name="L1">
        <text:list-item>
          <text:p text:style-name="P7">What are some of the main advantages of using the shell? <text:span text:style-name="T1">High action-to-keystroke ratio, support for automating repetitive tasks, capacity to access networked machines</text:span></text:p>
        </text:list-item>
        <text:list-item>
          <text:p text:style-name="P7">What are some of disadvantages? <text:span text:style-name="T1">Primarily textual nature, cryptic commands and operation</text:span></text:p>
        </text:list-item>
        <text:list-item>
          <text:p text:style-name="P8">Name a few command lines that enable to read/write/operate on files. What are they used for? <text:span text:style-name="T11">rm [file_name.</text:span><text:span text:style-name="T12">ext</text:span><text:span text:style-name="T11">] removes a file, </text:span><text:span text:style-name="T13">mv [former_file_path] [new_file_path] moves a file</text:span></text:p>
        </text:list-item>
        <text:list-item>
          <text:p text:style-name="P7">What is an option, also called flag or switch? <text:span text:style-name="T4">An option changes the behavior of a command</text:span></text:p>
        </text:list-item>
        <text:list-item>
          <text:p text:style-name="P7">What are arguments in a command line? <text:span text:style-name="T2">Arguments </text:span><text:span text:style-name="T3">tell the command what to operate on</text:span></text:p>
        </text:list-item>
        <text:list-item>
          <text:p text:style-name="P6"><text:span text:style-name="T15">Can you tell the difference between relative and absolute paths? </text:span><text:span text:style-name="T16">A relative path </text:span><text:span text:style-name="T17">specifies a location starting from </text:span><text:span text:style-name="T16">the current location whereas the absolute path </text:span><text:span text:style-name="T17">specifies a location</text:span><text:span text:style-name="T16"> from the root </text:span><text:span text:style-name="T17">of the file system</text:span></text:p>
        </text:list-item>
        <text:list-item>
          <text:p text:style-name="P7">What is Nano? <text:span text:style-name="T7">Nano is a text editor </text:span><text:span text:style-name="T8">(only text) </text:span><text:span text:style-name="T9">(for more, on Linux use Emacs, Vim, Gedit or V</text:span><text:span text:style-name="T10">S</text:span><text:span text:style-name="T9">code, on Windows use Notepad++)</text:span></text:p>
        </text:list-item>
        <text:list-item>
          <text:p text:style-name="P6"><text:span text:style-name="T15">You want to move a file to a folder and avoid overwriting another file with the same name. How can you make this move safely? </text:span><text:span text:style-name="T18">Add -i </text:span><text:span text:style-name="T19">(or --interactive) </text:span><text:span text:style-name="T18">option with mv command to ask for confirmation before overwriting files</text:span></text:p>
        </text:list-item>
        <text:list-item>
          <text:p text:style-name="P7"/>
        </text:list-item>
      </text:list>
      <text:p text:style-name="P2">True/False</text:p>
      <text:p text:style-name="P2"/>
      <text:list xml:id="list1884770254" text:style-name="L2">
        <text:list-item>
          <text:p text:style-name="P9">We are always located somewhere in the file system <text:span text:style-name="T5">True</text:span></text:p>
        </text:list-item>
        <text:list-item>
          <text:p text:style-name="P9">It is possible to be located in more than one place at once <text:span text:style-name="T5">False</text:span></text:p>
        </text:list-item>
        <text:list-item>
          <text:p text:style-name="P9">You can choose multiple options after a command <text:span text:style-name="T5">True</text:span></text:p>
        </text:list-item>
        <text:list-item>
          <text:p text:style-name="P9">Changing one directory at a time is the same as providing the full path to the final destination <text:span text:style-name="T5">True</text:span></text:p>
        </text:list-item>
        <text:list-item>
          <text:p text:style-name="P9">Environmental variables are preceded by $ <text:span text:style-name="T14">True</text:span></text:p>
        </text:list-item>
        <text:list-item>
          <text:p text:style-name="P9">Good naming conventions of files include special characters <text:span text:style-name="T6">False</text:span></text:p>
        </text:list-item>
      </text:list>
      <text:p text:style-name="P10"/>
      <text:p text:style-name="P3"><text:span text:style-name="T21">E</text:span><text:span text:style-name="T20">xercise 1</text:span></text:p>
      <text:list xml:id="list1912930310" text:style-name="L3">
        <text:list-item>
          <text:p text:style-name="P23"><text:span text:style-name="T20">No </text:span><text:span text:style-name="T22">(stay in data)</text:span></text:p>
        </text:list-item>
        <text:list-item>
          <text:p text:style-name="P11">Yes</text:p>
        </text:list-item>
        <text:list-item>
          <text:p text:style-name="P13">No (Users)</text:p>
        </text:list-item>
        <text:list-item>
          <text:p text:style-name="P23"><text:span text:style-name="T20">No </text:span><text:span text:style-name="T22">(Users)</text:span></text:p>
        </text:list-item>
        <text:list-item>
          <text:p text:style-name="P11">Yes</text:p>
        </text:list-item>
        <text:list-item>
          <text:p text:style-name="P23"><text:span text:style-name="T20">No </text:span><text:span text:style-name="T22">(Users)</text:span></text:p>
        </text:list-item>
        <text:list-item>
          <text:p text:style-name="P11">Yes</text:p>
        </text:list-item>
        <text:list-item>
          <text:p text:style-name="P11">Yes</text:p>
        </text:list-item>
        <text:list-item>
          <text:p text:style-name="P11">Yes</text:p>
        </text:list-item>
      </text:list>
      <text:p text:style-name="P12"/>
      <text:p text:style-name="P14">Exercise 2</text:p>
      <text:p text:style-name="P4"><text:span text:style-name="T23">2.1 </text:span><text:span text:style-name="T20">d) original/ pnas_final/ pnas_sub/</text:span></text:p>
      <text:p text:style-name="P15">2.2 b)</text:p>
      <text:p text:style-name="P16"/>
      <text:p text:style-name="P16">Exercise 3</text:p>
      <text:p text:style-name="P4"><text:soft-page-break/><text:span text:style-name="T20">../</text:span><text:span text:style-name="T24">raw</text:span></text:p>
      <text:p text:style-name="P17"/>
      <text:p text:style-name="P5"><text:span text:style-name="T24">E</text:span><text:span text:style-name="T20">xercise 4</text:span></text:p>
      <text:p text:style-name="P18">b) recombine</text:p>
      <text:p text:style-name="P18"/>
      <text:p text:style-name="P19">Exercise 5</text:p>
      <text:p text:style-name="P19">Copy the files in the directory</text:p>
      <text:p text:style-name="P19">Error because it expects the last file name to be a directory name</text:p>
      <text:p text:style-name="P19"/>
      <text:p text:style-name="P19">Exercise 6</text:p>
      <text:p text:style-name="P20">c) ls *t??ne.pdb</text:p>
      <text:p text:style-name="P20"/>
      <text:p text:style-name="P21">Exercise 7</text:p>
      <text:p text:style-name="P22">b) mv statstics.txt statistics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2:13:39.770322998</meta:creation-date>
    <dc:date>2023-05-09T09:44:14.080751478</dc:date>
    <meta:editing-duration>PT3H38M57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363" meta:character-count="1999" meta:non-whitespace-character-count="1703"/>
  </office:meta>
</office:document-meta>
</file>